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style:line-height-at-least="0.503cm"/>
      <style:text-properties fo:color="#cccccc" fo:background-color="#1f1f1f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.494cm" fo:margin-bottom="0.494cm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 style:list-style-name="WWNum1">
      <style:paragraph-properties fo:margin-left="1.27cm" fo:margin-right="0cm" fo:margin-top="0.494cm" fo:margin-bottom="0cm" fo:line-height="100%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 style:list-style-name="WWNum2">
      <style:paragraph-properties fo:margin-left="1.27cm" fo:margin-right="0cm" fo:margin-top="0.494cm" fo:margin-bottom="0cm" fo:line-height="100%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 style:list-style-name="WWNum3">
      <style:paragraph-properties fo:margin-left="1.27cm" fo:margin-right="0cm" fo:margin-top="0.494cm" fo:margin-bottom="0cm" fo:line-height="100%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 style:list-style-name="WWNum1">
      <style:paragraph-properties fo:margin-left="1.27cm" fo:margin-right="0cm" fo:margin-top="0cm" fo:margin-bottom="0cm" fo:line-height="100%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 style:list-style-name="WWNum1">
      <style:paragraph-properties fo:margin-left="1.27cm" fo:margin-right="0cm" fo:margin-top="0cm" fo:margin-bottom="0.494cm" fo:line-height="100%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 style:list-style-name="WWNum2">
      <style:paragraph-properties fo:margin-left="1.27cm" fo:margin-right="0cm" fo:margin-top="0cm" fo:margin-bottom="0.494cm" fo:line-height="100%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 style:list-style-name="WWNum3">
      <style:paragraph-properties fo:margin-left="1.27cm" fo:margin-right="0cm" fo:margin-top="0cm" fo:margin-bottom="0.494cm" fo:line-height="100%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 style:list-style-name="WWNum1">
      <style:paragraph-properties fo:margin-left="1.27cm" fo:margin-right="0cm" fo:margin-top="0cm" fo:margin-bottom="0.494cm" fo:line-height="100%" fo:text-indent="-0.635cm" style:auto-text-indent="false"/>
      <style:text-properties fo:color="#cccccc" style:font-name="Consolas" fo:font-size="10.5pt" fo:font-weight="normal" fo:background-color="#1f1f1f" style:font-name-asian="Times New Roman1" style:font-size-asian="12pt" style:font-name-complex="Times New Roman1" style:font-size-complex="12pt"/>
    </style:style>
    <style:style style:name="P15" style:family="paragraph" style:parent-style-name="Standard" style:list-style-name="WWNum2">
      <style:paragraph-properties fo:margin-left="1.27cm" fo:margin-right="0cm" fo:margin-top="0cm" fo:margin-bottom="0.494cm" fo:line-height="100%" fo:text-indent="-0.635cm" style:auto-text-indent="false"/>
      <style:text-properties fo:color="#cccccc" style:font-name="Consolas" fo:font-size="10.5pt" fo:font-weight="normal" fo:background-color="#1f1f1f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cm" fo:margin-bottom="0cm" style:line-height-at-least="0.503cm"/>
      <style:text-properties fo:color="#cccccc" style:font-name="Consolas" fo:font-size="10.5pt" fo:font-weight="normal" fo:background-color="#1f1f1f"/>
    </style:style>
    <style:style style:name="P17" style:family="paragraph" style:parent-style-name="Standard">
      <style:paragraph-properties fo:margin-top="0cm" fo:margin-bottom="0cm" style:line-height-at-least="0.503cm"/>
      <style:text-properties fo:color="#cccccc" fo:background-color="#1f1f1f"/>
    </style:style>
    <style:style style:name="P18" style:family="paragraph" style:parent-style-name="Standard">
      <style:paragraph-properties fo:margin-top="0cm" fo:margin-bottom="0cm" style:line-height-at-least="0.503cm"/>
    </style:style>
    <style:style style:name="T1" style:family="text">
      <style:text-properties style:font-name="Times New Roman" fo:font-size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569cd6"/>
    </style:style>
    <style:style style:name="T4" style:family="text">
      <style:text-properties fo:color="#569cd6" style:font-name="Times New Roman" fo:font-size="12pt"/>
    </style:style>
    <style:style style:name="T5" style:family="text">
      <style:text-properties fo:color="#569cd6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569cd6" style:font-name="Consolas" fo:font-size="10.5pt" fo:font-weight="normal" fo:background-color="#1f1f1f"/>
    </style:style>
    <style:style style:name="T7" style:family="text">
      <style:text-properties fo:color="#9cdcfe"/>
    </style:style>
    <style:style style:name="T8" style:family="text">
      <style:text-properties fo:color="#9cdcfe" style:font-name="Times New Roman" fo:font-size="12pt"/>
    </style:style>
    <style:style style:name="T9" style:family="text">
      <style:text-properties fo:color="#9cdcfe"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d4d4d4"/>
    </style:style>
    <style:style style:name="T12" style:family="text">
      <style:text-properties fo:color="#d4d4d4" style:font-name="Times New Roman" fo:font-size="12pt"/>
    </style:style>
    <style:style style:name="T13" style:family="text">
      <style:text-properties fo:color="#d4d4d4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d4d4d4" style:font-name="Consolas" fo:font-size="10.5pt" fo:font-weight="normal"/>
    </style:style>
    <style:style style:name="T15" style:family="text">
      <style:text-properties fo:color="#dcdcaa"/>
    </style:style>
    <style:style style:name="T16" style:family="text">
      <style:text-properties fo:color="#dcdcaa" style:font-name="Times New Roman" fo:font-size="12pt"/>
    </style:style>
    <style:style style:name="T17" style:family="text">
      <style:text-properties fo:color="#dcdcaa" style:font-name="Times New Roman" fo:font-size="12pt" style:font-name-asian="Times New Roman1" style:font-size-asian="12pt" style:font-name-complex="Times New Roman1" style:font-size-complex="12pt"/>
    </style:style>
    <style:style style:name="T18" style:family="text">
      <style:text-properties fo:color="#dcdcaa" style:font-name="Consolas" fo:font-size="10.5pt" fo:font-weight="normal"/>
    </style:style>
    <style:style style:name="T19" style:family="text">
      <style:text-properties fo:color="#ce9178"/>
    </style:style>
    <style:style style:name="T20" style:family="text">
      <style:text-properties fo:color="#ce9178" style:font-name="Times New Roman" fo:font-size="12pt"/>
    </style:style>
    <style:style style:name="T21" style:family="text">
      <style:text-properties fo:color="#ce9178" style:font-name="Times New Roman" fo:font-size="12pt" style:font-name-asian="Times New Roman1" style:font-size-asian="12pt" style:font-name-complex="Times New Roman1" style:font-size-complex="12pt"/>
    </style:style>
    <style:style style:name="T22" style:family="text">
      <style:text-properties fo:color="#ce9178" style:font-name="Consolas" fo:font-size="10.5pt" fo:font-weight="normal"/>
    </style:style>
    <style:style style:name="T23" style:family="text">
      <style:text-properties style:font-name="Consolas" fo:font-size="10.5pt" fo:font-weight="normal"/>
    </style:style>
    <style:style style:name="T24" style:family="text">
      <style:text-properties fo:color="#c586c0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ice Javascript : Conditions</text:p>
      <text:p text:style-name="P1"/>
      <text:p text:style-name="P5">Exercice 1 : Chat-bot bête mais poli</text:p>
      <text:p text:style-name="P2">Écrivez et testez un programme qui va inviter l’utilisateur à saisir une phrase, et se comporter différemment selon sa saisie :</text:p>
      <text:list xml:id="list8050206432583167154" text:style-name="WWNum1">
        <text:list-item>
          <text:p text:style-name="P7">si l’utilisateur saisit bonjour, afficher Bonjour à toi !;</text:p>
        </text:list-item>
        <text:list-item>
          <text:p text:style-name="P10">sinon, si l’utilisateur saisit tu vas bien ?, afficher Bien, et toi ?;</text:p>
        </text:list-item>
        <text:list-item>
          <text:p text:style-name="P11">et sinon, afficher Désolé, je n'ai pas compris....</text:p>
        </text:list-item>
        <text:list-item>
          <text:p text:style-name="P14"><text:span text:style-name="T4">let</text:span><text:span text:style-name="T1"> </text:span><text:span text:style-name="T8">answer</text:span><text:span text:style-name="T1"> </text:span><text:span text:style-name="T12">=</text:span><text:span text:style-name="T1"> </text:span><text:span text:style-name="T16">prompt</text:span><text:span text:style-name="T1"> (</text:span><text:span text:style-name="T20">"saisissez votre sentiment..."</text:span><text:span text:style-name="T1">)</text:span></text:p>
        </text:list-item>
      </text:list>
      <text:p text:style-name="P3">    <text:span text:style-name="T24">if</text:span><text:span text:style-name="T23"> (</text:span><text:span text:style-name="T10">answer</text:span><text:span text:style-name="T23"> </text:span><text:span text:style-name="T14">==</text:span><text:span text:style-name="T23"> </text:span><text:span text:style-name="T22">'bonjour'</text:span><text:span text:style-name="T23">) {</text:span></text:p>
      <text:p text:style-name="P3">        <text:span text:style-name="T18">alert</text:span><text:span text:style-name="T23">(</text:span><text:span text:style-name="T22">'Bonjour a toi'</text:span><text:span text:style-name="T23"> )}</text:span></text:p>
      <text:p text:style-name="P3">    <text:span text:style-name="T24">else</text:span><text:span text:style-name="T23"> </text:span><text:span text:style-name="T24">if</text:span><text:span text:style-name="T23"> (</text:span><text:span text:style-name="T10">answer</text:span><text:span text:style-name="T23"> </text:span><text:span text:style-name="T14">==</text:span><text:span text:style-name="T22">'tu vas bien?'</text:span><text:span text:style-name="T23">) {</text:span></text:p>
      <text:p text:style-name="P3">        <text:span text:style-name="T18">alert</text:span><text:span text:style-name="T23">(</text:span><text:span text:style-name="T22">'Bien, et toi?'</text:span><text:span text:style-name="T23">);} </text:span></text:p>
      <text:p text:style-name="P3">     <text:span text:style-name="T24">else</text:span><text:span text:style-name="T23"> {</text:span></text:p>
      <text:p text:style-name="P3">        <text:span text:style-name="T18">alert</text:span><text:span text:style-name="T23"> (</text:span><text:span text:style-name="T22">"désolé, je n'ai pas compris"</text:span><text:span text:style-name="T23">)}</text:span></text:p>
      <text:list xml:id="list31835729" text:continue-numbering="true" text:style-name="WWNum1">
        <text:list-item>
          <text:p text:style-name="P11"><text:span text:style-name="T2"/></text:p>
        </text:list-item>
      </text:list>
      <text:p text:style-name="P5">Exercice 2: Chat-bot poli mais pas sympa</text:p>
      <text:p text:style-name="P2">Écrivez un autre programme sur la base du précédent.</text:p>
      <text:p text:style-name="P2">Dans le cas où l’utilisateur aura saisi bonjour, le programme affichera Bonjour ! Ca va ?, invitera l’utilisateur à saisir une deuxième réponse puis se comportera différemment selon cette deuxième réponse:</text:p>
      <text:list xml:id="list6793785761879121372" text:style-name="WWNum2">
        <text:list-item>
          <text:p text:style-name="P8">si l’utilisateur saisit oui, afficher Je suis content pour toi.;</text:p>
        </text:list-item>
        <text:list-item>
          <text:p text:style-name="P12">sinon, afficher Désolé, il faut que je file..</text:p>
        </text:list-item>
        <text:list-item>
          <text:p text:style-name="P15"><text:span text:style-name="T3">let</text:span> <text:span text:style-name="T7">answer</text:span> <text:span text:style-name="T11">=</text:span> <text:span text:style-name="T15">prompt</text:span> (<text:span text:style-name="T19">"saisissez votre sentiment..."</text:span>)</text:p>
        </text:list-item>
      </text:list>
      <text:p text:style-name="P3">    <text:span text:style-name="T24">if</text:span><text:span text:style-name="T23"> (</text:span><text:span text:style-name="T10">answer</text:span><text:span text:style-name="T23"> </text:span><text:span text:style-name="T14">==</text:span><text:span text:style-name="T23"> </text:span><text:span text:style-name="T22">'bonjour'</text:span><text:span text:style-name="T23">) {</text:span></text:p>
      <text:p text:style-name="P16"><text:span text:style-name="T3">var</text:span> <text:span text:style-name="T7">answer2</text:span> <text:span text:style-name="T11">=</text:span> <text:span text:style-name="T15">prompt</text:span>(<text:span text:style-name="T19">'Bonjour! ca va?'</text:span> )}</text:p>
      <text:p text:style-name="P3">    <text:span text:style-name="T24">if</text:span><text:span text:style-name="T23"> (</text:span><text:span text:style-name="T10">answer2</text:span><text:span text:style-name="T23"> </text:span><text:span text:style-name="T14">==</text:span><text:span text:style-name="T22">'oui'</text:span><text:span text:style-name="T23">) {</text:span></text:p>
      <text:p text:style-name="P3">        <text:span text:style-name="T18">alert</text:span><text:span text:style-name="T23">(</text:span><text:span text:style-name="T22">'je suis content pour toi'</text:span><text:span text:style-name="T23">);} </text:span></text:p>
      <text:p text:style-name="P3">     <text:span text:style-name="T24">else</text:span><text:span text:style-name="T23"> {</text:span></text:p>
      <text:p text:style-name="P3">        <text:span text:style-name="T18">alert</text:span><text:span text:style-name="T23"> (</text:span><text:span text:style-name="T22">"désolé, il faut que je file"</text:span><text:span text:style-name="T23">)}</text:span></text:p>
      <text:list xml:id="list31837622" text:continue-numbering="true" text:style-name="WWNum2">
        <text:list-item>
          <text:p text:style-name="P12"/>
        </text:list-item>
      </text:list>
      <text:p text:style-name="P5">Exercice 3: Votre propre chat-bot</text:p>
      <text:p text:style-name="P2">À vous de concevoir et implémenter votre propre chat-bot !</text:p>
      <text:p text:style-name="P2">Vous allez devoir produire et rendre deux fichiers :</text:p>
      <text:list xml:id="list6349843800072444749" text:style-name="WWNum3">
        <text:list-item>
          <text:p text:style-name="P9"><text:soft-page-break/>Dessiner un arbre représentant un total de 5 questions qui pourront être posées par votre chat-bot, ainsi que les réponses associées pour chaque cas. L’arbre doit avoir au moins 2 niveaux de profondeur (c.a.d. degré 2).</text:p>
        </text:list-item>
        <text:list-item>
          <text:p text:style-name="P13">Implémenter et tester les lignes de code JavaScript permettant d’interagir avec le chat-bot, tel que défini par votre arbre.</text:p>
        </text:list-item>
      </text:list>
      <text:p text:style-name="P2">Vous devrez utiliser les mots clés : var,let, if, else, =, ===, prompt et alert.</text:p>
      <text:p text:style-name="P18"><text:span text:style-name="T6">l</text:span></text:p>
      <text:p text:style-name="P16"><text:span text:style-name="T3">let</text:span> <text:span text:style-name="T7">feel</text:span> <text:span text:style-name="T11">=</text:span> <text:span text:style-name="T15">prompt</text:span> (<text:span text:style-name="T19">"comment allez vous?"</text:span>)</text:p>
      <text:p text:style-name="P3">    <text:span text:style-name="T24">if</text:span><text:span text:style-name="T23"> (</text:span><text:span text:style-name="T10">feel</text:span><text:span text:style-name="T23"> </text:span><text:span text:style-name="T14">==</text:span><text:span text:style-name="T23"> </text:span><text:span text:style-name="T22">'bien'</text:span><text:span text:style-name="T23">) {</text:span></text:p>
      <text:p text:style-name="P3">      <text:span text:style-name="T18">alert</text:span><text:span text:style-name="T23">(</text:span><text:span text:style-name="T22">"super"</text:span><text:span text:style-name="T23">)</text:span></text:p>
      <text:p text:style-name="P3">    <text:span text:style-name="T23">}</text:span></text:p>
      <text:p text:style-name="P3">    <text:span text:style-name="T24">else</text:span><text:span text:style-name="T23"> </text:span><text:span text:style-name="T24">if</text:span><text:span text:style-name="T23">(</text:span><text:span text:style-name="T10">feel</text:span><text:span text:style-name="T23"> </text:span><text:span text:style-name="T14">==</text:span><text:span text:style-name="T23"> </text:span><text:span text:style-name="T22">'mal'</text:span><text:span text:style-name="T23">) {</text:span></text:p>
      <text:p text:style-name="P3">        <text:span text:style-name="T18">alert</text:span><text:span text:style-name="T23">(</text:span><text:span text:style-name="T22">"genial"</text:span><text:span text:style-name="T23">)</text:span></text:p>
      <text:p text:style-name="P3">    <text:span text:style-name="T23">}</text:span></text:p>
      <text:p text:style-name="P16"><text:span text:style-name="T3">let</text:span> <text:span text:style-name="T7">time</text:span> <text:span text:style-name="T11">=</text:span> <text:span text:style-name="T15">prompt</text:span> (<text:span text:style-name="T19">"quelle heure est il?"</text:span>)</text:p>
      <text:p text:style-name="P3">    <text:span text:style-name="T24">if</text:span><text:span text:style-name="T23"> (</text:span><text:span text:style-name="T10">time</text:span><text:span text:style-name="T23"> </text:span><text:span text:style-name="T14">==</text:span><text:span text:style-name="T23"> </text:span><text:span text:style-name="T22">"12h"</text:span><text:span text:style-name="T23">) {</text:span></text:p>
      <text:p text:style-name="P3">        <text:span text:style-name="T18">alert</text:span><text:span text:style-name="T23">(</text:span><text:span text:style-name="T22">"tu es en avance"</text:span><text:span text:style-name="T23">)</text:span></text:p>
      <text:p text:style-name="P3">    <text:span text:style-name="T23">} </text:span><text:span text:style-name="T24">else</text:span><text:span text:style-name="T23"> </text:span><text:span text:style-name="T24">if</text:span><text:span text:style-name="T23"> (</text:span><text:span text:style-name="T10">time</text:span><text:span text:style-name="T23"> </text:span><text:span text:style-name="T14">==</text:span><text:span text:style-name="T23"> </text:span><text:span text:style-name="T22">"16h"</text:span><text:span text:style-name="T23">) {</text:span></text:p>
      <text:p text:style-name="P3">        <text:span text:style-name="T18">alert</text:span><text:span text:style-name="T23">(</text:span><text:span text:style-name="T22">"tu es en retard"</text:span><text:span text:style-name="T23">)</text:span></text:p>
      <text:p text:style-name="P3">    <text:span text:style-name="T23">} </text:span><text:span text:style-name="T24">else</text:span><text:span text:style-name="T23"> {</text:span><text:span text:style-name="T18">alert</text:span><text:span text:style-name="T23">(</text:span><text:span text:style-name="T22">"l'heure c'est plus l'heure"</text:span><text:span text:style-name="T23">)</text:span></text:p>
      <text:p text:style-name="P16">}</text:p>
      <text:p text:style-name="P16"><text:span text:style-name="T3">let</text:span> <text:span text:style-name="T7">weather</text:span> <text:span text:style-name="T11">=</text:span> <text:span text:style-name="T15">prompt</text:span> (<text:span text:style-name="T19">"quel temps fait il?"</text:span>)</text:p>
      <text:p text:style-name="P3">    <text:span text:style-name="T24">if</text:span><text:span text:style-name="T23"> (</text:span><text:span text:style-name="T10">weather</text:span><text:span text:style-name="T23"> </text:span><text:span text:style-name="T14">==</text:span><text:span text:style-name="T23"> </text:span><text:span text:style-name="T22">"beau"</text:span><text:span text:style-name="T23">) {</text:span></text:p>
      <text:p text:style-name="P3">        <text:span text:style-name="T18">alert</text:span><text:span text:style-name="T23">(</text:span><text:span text:style-name="T22">"prepares ton maillot"</text:span><text:span text:style-name="T23">)</text:span></text:p>
      <text:p text:style-name="P3">    <text:span text:style-name="T23">} </text:span><text:span text:style-name="T24">else</text:span><text:span text:style-name="T23"> </text:span><text:span text:style-name="T24">if</text:span><text:span text:style-name="T23"> (</text:span><text:span text:style-name="T10">weather</text:span><text:span text:style-name="T23"> </text:span><text:span text:style-name="T14">==</text:span><text:span text:style-name="T23"> </text:span><text:span text:style-name="T22">"moche"</text:span><text:span text:style-name="T23">) {</text:span></text:p>
      <text:p text:style-name="P3">        <text:span text:style-name="T18">alert</text:span><text:span text:style-name="T23">(</text:span><text:span text:style-name="T22">"prepares ton manteau"</text:span><text:span text:style-name="T23">)</text:span></text:p>
      <text:p text:style-name="P3">    <text:span text:style-name="T23">} </text:span><text:span text:style-name="T24">else</text:span><text:span text:style-name="T23"> </text:span><text:span text:style-name="T24">if</text:span><text:span text:style-name="T23"> (</text:span><text:span text:style-name="T10">weather</text:span><text:span text:style-name="T23"> </text:span><text:span text:style-name="T14">==</text:span><text:span text:style-name="T23"> </text:span><text:span text:style-name="T22">"gris"</text:span><text:span text:style-name="T23">){</text:span></text:p>
      <text:p text:style-name="P3">        <text:span text:style-name="T18">alert</text:span><text:span text:style-name="T23">(</text:span><text:span text:style-name="T22">"prepares tes lunettes"</text:span><text:span text:style-name="T23">)</text:span></text:p>
      <text:p text:style-name="P3">    <text:span text:style-name="T23">} </text:span><text:span text:style-name="T24">else</text:span><text:span text:style-name="T23"> {</text:span><text:span text:style-name="T18">alert</text:span><text:span text:style-name="T23">(</text:span><text:span text:style-name="T22">"tu vois rien"</text:span><text:span text:style-name="T23">)</text:span></text:p>
      <text:p text:style-name="P16">}</text:p>
      <text:p text:style-name="P16"><text:span text:style-name="T3">let</text:span>  <text:span text:style-name="T7">sport</text:span> <text:span text:style-name="T11">=</text:span> <text:span text:style-name="T15">prompt</text:span> (<text:span text:style-name="T19">"quel est ton sport préféré?"</text:span>)</text:p>
      <text:p text:style-name="P3">    <text:span text:style-name="T24">if</text:span><text:span text:style-name="T23"> (</text:span><text:span text:style-name="T10">sport</text:span><text:span text:style-name="T23"> </text:span><text:span text:style-name="T14">==</text:span><text:span text:style-name="T23"> </text:span><text:span text:style-name="T22">"foot"</text:span><text:span text:style-name="T23">) {</text:span></text:p>
      <text:p text:style-name="P3">        <text:span text:style-name="T18">alert</text:span><text:span text:style-name="T23">(</text:span><text:span text:style-name="T22">"c'est bien l'ultra"</text:span><text:span text:style-name="T23">)</text:span></text:p>
      <text:p text:style-name="P3">    <text:span text:style-name="T23">} </text:span><text:span text:style-name="T24">else</text:span><text:span text:style-name="T23"> </text:span><text:span text:style-name="T24">if</text:span><text:span text:style-name="T23"> (</text:span><text:span text:style-name="T10">sport</text:span><text:span text:style-name="T23"> </text:span><text:span text:style-name="T14">==</text:span><text:span text:style-name="T23"> </text:span><text:span text:style-name="T22">"gymnastique"</text:span><text:span text:style-name="T23">) {</text:span></text:p>
      <text:p text:style-name="P3">        <text:span text:style-name="T18">alert</text:span><text:span text:style-name="T23">(</text:span><text:span text:style-name="T22">"pourquoi pas la danse?"</text:span><text:span text:style-name="T23">)</text:span></text:p>
      <text:p text:style-name="P3">    <text:span text:style-name="T23">} </text:span><text:span text:style-name="T24">else</text:span><text:span text:style-name="T23"> {</text:span><text:span text:style-name="T18">alert</text:span><text:span text:style-name="T23">(</text:span><text:span text:style-name="T22">"changes de sport"</text:span><text:span text:style-name="T23">)</text:span></text:p>
      <text:p text:style-name="P16">}</text:p>
      <text:p text:style-name="P16"><text:span text:style-name="T3">let</text:span> <text:span text:style-name="T7">movie</text:span> <text:span text:style-name="T11">=</text:span> <text:span text:style-name="T15">prompt</text:span> (<text:span text:style-name="T19">"quel est ton film préféré?"</text:span>)</text:p>
      <text:p text:style-name="P3">    <text:span text:style-name="T24">if</text:span><text:span text:style-name="T23"> (</text:span><text:span text:style-name="T10">movie</text:span><text:span text:style-name="T23"> </text:span><text:span text:style-name="T14">==</text:span><text:span text:style-name="T23"> </text:span><text:span text:style-name="T22">"bambi"</text:span><text:span text:style-name="T23">) {</text:span></text:p>
      <text:p text:style-name="P3">        <text:span text:style-name="T18">alert</text:span><text:span text:style-name="T23">(</text:span><text:span text:style-name="T22">"pas d'avis"</text:span><text:span text:style-name="T23">)</text:span></text:p>
      <text:p text:style-name="P3">    <text:span text:style-name="T23">} </text:span><text:span text:style-name="T24">else</text:span><text:span text:style-name="T23"> </text:span><text:span text:style-name="T24">if</text:span><text:span text:style-name="T23"> (</text:span><text:span text:style-name="T10">movie</text:span><text:span text:style-name="T23"> </text:span><text:span text:style-name="T14">==</text:span><text:span text:style-name="T23"> </text:span><text:span text:style-name="T22">"titanic"</text:span><text:span text:style-name="T23">) {</text:span></text:p>
      <text:p text:style-name="P3">        <text:span text:style-name="T18">alert</text:span><text:span text:style-name="T23">(</text:span><text:span text:style-name="T22">"un avis"</text:span><text:span text:style-name="T23">)</text:span></text:p>
      <text:p text:style-name="P3">    <text:span text:style-name="T23">} </text:span><text:span text:style-name="T24">else</text:span><text:span text:style-name="T23"> </text:span><text:span text:style-name="T24">if</text:span><text:span text:style-name="T23"> (</text:span><text:span text:style-name="T10">movie</text:span><text:span text:style-name="T23"> </text:span><text:span text:style-name="T14">==</text:span><text:span text:style-name="T23"> </text:span><text:span text:style-name="T22">"demolition man"</text:span><text:span text:style-name="T23">){</text:span></text:p>
      <text:p text:style-name="P3">        <text:span text:style-name="T18">alert</text:span><text:span text:style-name="T23">(</text:span><text:span text:style-name="T22">"souscoté"</text:span><text:span text:style-name="T23">)</text:span></text:p>
      <text:p text:style-name="P3">    <text:span text:style-name="T23">} </text:span><text:span text:style-name="T24">else</text:span><text:span text:style-name="T23"> {</text:span><text:span text:style-name="T18">alert</text:span><text:span text:style-name="T23">(</text:span><text:span text:style-name="T22">"revois tes classiques"</text:span><text:span text:style-name="T23">)</text:span></text:p>
      <text:p text:style-name="P16">}</text:p>
      <text:p text:style-name="P1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line-height="100%"/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Label_20_1" style:display-name="ListLabel 1" style:family="text">
      <style:text-properties fo:font-size="10pt" style:font-name-asian="Noto Sans Symbols1" style:font-size-asian="10pt" style:font-name-complex="Noto Sans Symbols1" style:font-size-complex="10pt"/>
    </style:style>
    <style:style style:name="ListLabel_20_2" style:display-name="ListLabel 2" style:family="text">
      <style:text-properties fo:font-size="10pt" style:font-name-asian="Courier New1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2-19T11:59:55.75</dc:date>
    <meta:generator>OpenOffice/4.1.14$Win32 OpenOffice.org_project/4114m1$Build-9811</meta:generator>
    <meta:editing-duration>PT2H43M13S</meta:editing-duration>
    <meta:editing-cycles>2</meta:editing-cycles>
    <meta:document-statistic meta:table-count="0" meta:image-count="0" meta:object-count="0" meta:page-count="2" meta:paragraph-count="71" meta:word-count="472" meta:character-count="2996"/>
  </office:meta>
</office:document-meta>
</file>